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font-name="Source Code Pro" fo:font-size="11.5pt" fo:language="none" fo:country="none" style:font-name-asian="Source Code Pro" style:font-size-asian="11.5pt" style:language-asian="none" style:country-asian="none" style:font-name-complex="Source Code Pro" style:font-size-complex="11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LL</text:p>
          </table:table-cell>
          <table:table-cell table:formula="of:=LOWER([.A1])" office:value-type="string" office:string-value="all" calcext:value-type="string">
            <text:p>all</text:p>
          </table:table-cell>
          <table:table-cell table:number-columns-repeated="2"/>
          <table:table-cell office:value-type="string" calcext:value-type="string">
            <text:p><text:s/>="ALL"</text:p>
          </table:table-cell>
          <table:table-cell/>
          <table:table-cell table:formula="of:=COM.MICROSOFT.CONCAT(&quot;{&quot;;[.B1];&quot;}      &quot;;&quot;{if(DEBUG){System.out.printf(&quot;&quot;&quot;;[.A1];&quot; Found [%s]\n&quot;&quot;,yytext());}                     return symbol(&quot;&quot;&quot;;[.A1];&quot;&quot;&quot;, sym.&quot;;[.A1];&quot;,new String(yytext()));}&quot;)" office:value-type="string" office:string-value="{all}      {if(DEBUG){System.out.printf(&quot;ALL Found [%s]\n&quot;,yytext());}                     return symbol(&quot;ALL&quot;, sym.ALL,new String(yytext()));}" calcext:value-type="string">
            <text:p>{all} <text:s text:c="5"/>{if(DEBUG){System.out.printf("ALL Found [%s]\n",yytext());} <text:s text:c="20"/>return symbol("ALL", sym.ALL,new String(yytext()));}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table:formula="of:=LOWER([.A2])" office:value-type="string" office:string-value="any" calcext:value-type="string">
            <text:p>any</text:p>
          </table:table-cell>
          <table:table-cell table:number-columns-repeated="2"/>
          <table:table-cell office:value-type="string" calcext:value-type="string">
            <text:p><text:s/>="ANY"</text:p>
          </table:table-cell>
          <table:table-cell/>
          <table:table-cell table:formula="of:=COM.MICROSOFT.CONCAT(&quot;{&quot;;[.B2];&quot;}      &quot;;&quot;{if(DEBUG){System.out.printf(&quot;&quot;&quot;;[.A2];&quot; Found [%s]\n&quot;&quot;,yytext());}                     return symbol(&quot;&quot;&quot;;[.A2];&quot;&quot;&quot;, sym.&quot;;[.A2];&quot;,new String(yytext()));}&quot;)" office:value-type="string" office:string-value="{any}      {if(DEBUG){System.out.printf(&quot;ANY Found [%s]\n&quot;,yytext());}                     return symbol(&quot;ANY&quot;, sym.ANY,new String(yytext()));}" calcext:value-type="string">
            <text:p>{any} <text:s text:c="5"/>{if(DEBUG){System.out.printf("ANY Found [%s]\n",yytext());} <text:s text:c="20"/>return symbol("ANY", sym.ANY,new String(yytext()));}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formula="of:=LOWER([.A3])" office:value-type="string" office:string-value="as" calcext:value-type="string">
            <text:p>as</text:p>
          </table:table-cell>
          <table:table-cell table:number-columns-repeated="2"/>
          <table:table-cell office:value-type="string" calcext:value-type="string">
            <text:p><text:s/>="AS"</text:p>
          </table:table-cell>
          <table:table-cell/>
          <table:table-cell table:formula="of:=COM.MICROSOFT.CONCAT(&quot;{&quot;;[.B3];&quot;}      &quot;;&quot;{if(DEBUG){System.out.printf(&quot;&quot;&quot;;[.A3];&quot; Found [%s]\n&quot;&quot;,yytext());}                     return symbol(&quot;&quot;&quot;;[.A3];&quot;&quot;&quot;, sym.&quot;;[.A3];&quot;,new String(yytext()));}&quot;)" office:value-type="string" office:string-value="{as}      {if(DEBUG){System.out.printf(&quot;AS Found [%s]\n&quot;,yytext());}                     return symbol(&quot;AS&quot;, sym.AS,new String(yytext()));}" calcext:value-type="string">
            <text:p>{as} <text:s text:c="5"/>{if(DEBUG){System.out.printf("AS Found [%s]\n",yytext());} <text:s text:c="20"/>return symbol("AS", sym.AS,new String(yytext()));}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table:formula="of:=LOWER([.A4])" office:value-type="string" office:string-value="between" calcext:value-type="string">
            <text:p>between</text:p>
          </table:table-cell>
          <table:table-cell table:number-columns-repeated="2"/>
          <table:table-cell office:value-type="string" calcext:value-type="string">
            <text:p><text:s/>="BETWEEN"</text:p>
          </table:table-cell>
          <table:table-cell/>
          <table:table-cell table:formula="of:=COM.MICROSOFT.CONCAT(&quot;{&quot;;[.B4];&quot;}      &quot;;&quot;{if(DEBUG){System.out.printf(&quot;&quot;&quot;;[.A4];&quot; Found [%s]\n&quot;&quot;,yytext());}                     return symbol(&quot;&quot;&quot;;[.A4];&quot;&quot;&quot;, sym.&quot;;[.A4];&quot;,new String(yytext()));}&quot;)" office:value-type="string" office:string-value="{between}      {if(DEBUG){System.out.printf(&quot;BETWEEN Found [%s]\n&quot;,yytext());}                     return symbol(&quot;BETWEEN&quot;, sym.BETWEEN,new String(yytext()));}" calcext:value-type="string">
            <text:p>{between} <text:s text:c="5"/>{if(DEBUG){System.out.printf("BETWEEN Found [%s]\n",yytext());} <text:s text:c="20"/>return symbol("BETWEEN", sym.BETWEEN,new String(yytext()));}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LOWER([.A5])" office:value-type="string" office:string-value="by" calcext:value-type="string">
            <text:p>by</text:p>
          </table:table-cell>
          <table:table-cell table:number-columns-repeated="2"/>
          <table:table-cell office:value-type="string" calcext:value-type="string">
            <text:p><text:s text:c="2"/>="BY"</text:p>
          </table:table-cell>
          <table:table-cell/>
          <table:table-cell table:formula="of:=COM.MICROSOFT.CONCAT(&quot;{&quot;;[.B5];&quot;}      &quot;;&quot;{if(DEBUG){System.out.printf(&quot;&quot;&quot;;[.A5];&quot; Found [%s]\n&quot;&quot;,yytext());}                     return symbol(&quot;&quot;&quot;;[.A5];&quot;&quot;&quot;, sym.&quot;;[.A5];&quot;,new String(yytext()));}&quot;)" office:value-type="string" office:string-value="{by}      {if(DEBUG){System.out.printf(&quot;BY Found [%s]\n&quot;,yytext());}                     return symbol(&quot;BY&quot;, sym.BY,new String(yytext()));}" calcext:value-type="string">
            <text:p>{by} <text:s text:c="5"/>{if(DEBUG){System.out.printf("BY Found [%s]\n",yytext());} <text:s text:c="20"/>return symbol("BY", sym.BY,new String(yytext()));}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formula="of:=LOWER([.A6])" office:value-type="string" office:string-value="case" calcext:value-type="string">
            <text:p>case</text:p>
          </table:table-cell>
          <table:table-cell table:number-columns-repeated="2"/>
          <table:table-cell office:value-type="string" calcext:value-type="string">
            <text:p><text:s/>="CASE"</text:p>
          </table:table-cell>
          <table:table-cell/>
          <table:table-cell table:formula="of:=COM.MICROSOFT.CONCAT(&quot;{&quot;;[.B6];&quot;}      &quot;;&quot;{if(DEBUG){System.out.printf(&quot;&quot;&quot;;[.A6];&quot; Found [%s]\n&quot;&quot;,yytext());}                     return symbol(&quot;&quot;&quot;;[.A6];&quot;&quot;&quot;, sym.&quot;;[.A6];&quot;,new String(yytext()));}&quot;)" office:value-type="string" office:string-value="{case}      {if(DEBUG){System.out.printf(&quot;CASE Found [%s]\n&quot;,yytext());}                     return symbol(&quot;CASE&quot;, sym.CASE,new String(yytext()));}" calcext:value-type="string">
            <text:p>{case} <text:s text:c="5"/>{if(DEBUG){System.out.printf("CASE Found [%s]\n",yytext());} <text:s text:c="20"/>return symbol("CASE", sym.CASE,new String(yytext()));}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LOWER([.A7])" office:value-type="string" office:string-value="count" calcext:value-type="string">
            <text:p>count</text:p>
          </table:table-cell>
          <table:table-cell table:number-columns-repeated="2"/>
          <table:table-cell office:value-type="string" calcext:value-type="string">
            <text:p><text:s/>="COUNT"</text:p>
          </table:table-cell>
          <table:table-cell/>
          <table:table-cell table:formula="of:=COM.MICROSOFT.CONCAT(&quot;{&quot;;[.B7];&quot;}      &quot;;&quot;{if(DEBUG){System.out.printf(&quot;&quot;&quot;;[.A7];&quot; Found [%s]\n&quot;&quot;,yytext());}                     return symbol(&quot;&quot;&quot;;[.A7];&quot;&quot;&quot;, sym.&quot;;[.A7];&quot;,new String(yytext()));}&quot;)" office:value-type="string" office:string-value="{count}      {if(DEBUG){System.out.printf(&quot;COUNT Found [%s]\n&quot;,yytext());}                     return symbol(&quot;COUNT&quot;, sym.COUNT,new String(yytext()));}" calcext:value-type="string">
            <text:p>{count} <text:s text:c="5"/>{if(DEBUG){System.out.printf("COUNT Found [%s]\n",yytext());} <text:s text:c="20"/>return symbol("COUNT", sym.COUNT,new String(yytext()));}</text:p>
          </table:table-cell>
        </table:table-row>
        <table:table-row table:style-name="ro1">
          <table:table-cell office:value-type="string" calcext:value-type="string">
            <text:p>DISTINCT</text:p>
          </table:table-cell>
          <table:table-cell table:formula="of:=LOWER([.A8])" office:value-type="string" office:string-value="distinct" calcext:value-type="string">
            <text:p>distinct</text:p>
          </table:table-cell>
          <table:table-cell table:number-columns-repeated="2"/>
          <table:table-cell office:value-type="string" calcext:value-type="string">
            <text:p><text:s/>="DISTINCT"</text:p>
          </table:table-cell>
          <table:table-cell/>
          <table:table-cell table:formula="of:=COM.MICROSOFT.CONCAT(&quot;{&quot;;[.B8];&quot;}      &quot;;&quot;{if(DEBUG){System.out.printf(&quot;&quot;&quot;;[.A8];&quot; Found [%s]\n&quot;&quot;,yytext());}                     return symbol(&quot;&quot;&quot;;[.A8];&quot;&quot;&quot;, sym.&quot;;[.A8];&quot;,new String(yytext()));}&quot;)" office:value-type="string" office:string-value="{distinct}      {if(DEBUG){System.out.printf(&quot;DISTINCT Found [%s]\n&quot;,yytext());}                     return symbol(&quot;DISTINCT&quot;, sym.DISTINCT,new String(yytext()));}" calcext:value-type="string">
            <text:p>{distinct} <text:s text:c="5"/>{if(DEBUG){System.out.printf("DISTINCT Found [%s]\n",yytext());} <text:s text:c="20"/>return symbol("DISTINCT", sym.DISTINCT,new String(yytext()));}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formula="of:=LOWER([.A9])" office:value-type="string" office:string-value="else" calcext:value-type="string">
            <text:p>else</text:p>
          </table:table-cell>
          <table:table-cell table:number-columns-repeated="2"/>
          <table:table-cell office:value-type="string" calcext:value-type="string">
            <text:p><text:s/>="ELSE"</text:p>
          </table:table-cell>
          <table:table-cell/>
          <table:table-cell table:formula="of:=COM.MICROSOFT.CONCAT(&quot;{&quot;;[.B9];&quot;}      &quot;;&quot;{if(DEBUG){System.out.printf(&quot;&quot;&quot;;[.A9];&quot; Found [%s]\n&quot;&quot;,yytext());}                     return symbol(&quot;&quot;&quot;;[.A9];&quot;&quot;&quot;, sym.&quot;;[.A9];&quot;,new String(yytext()));}&quot;)" office:value-type="string" office:string-value="{else}      {if(DEBUG){System.out.printf(&quot;ELSE Found [%s]\n&quot;,yytext());}                     return symbol(&quot;ELSE&quot;, sym.ELSE,new String(yytext()));}" calcext:value-type="string">
            <text:p>{else} <text:s text:c="5"/>{if(DEBUG){System.out.printf("ELSE Found [%s]\n",yytext());} <text:s text:c="20"/>return symbol("ELSE", sym.ELSE,new String(yytext()));}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formula="of:=LOWER([.A10])" office:value-type="string" office:string-value="end" calcext:value-type="string">
            <text:p>end</text:p>
          </table:table-cell>
          <table:table-cell table:number-columns-repeated="2"/>
          <table:table-cell office:value-type="string" calcext:value-type="string">
            <text:p><text:s/>="END"</text:p>
          </table:table-cell>
          <table:table-cell/>
          <table:table-cell table:formula="of:=COM.MICROSOFT.CONCAT(&quot;{&quot;;[.B10];&quot;}      &quot;;&quot;{if(DEBUG){System.out.printf(&quot;&quot;&quot;;[.A10];&quot; Found [%s]\n&quot;&quot;,yytext());}                     return symbol(&quot;&quot;&quot;;[.A10];&quot;&quot;&quot;, sym.&quot;;[.A10];&quot;,new String(yytext()));}&quot;)" office:value-type="string" office:string-value="{end}      {if(DEBUG){System.out.printf(&quot;END Found [%s]\n&quot;,yytext());}                     return symbol(&quot;END&quot;, sym.END,new String(yytext()));}" calcext:value-type="string">
            <text:p>{end} <text:s text:c="5"/>{if(DEBUG){System.out.printf("END Found [%s]\n",yytext());} <text:s text:c="20"/>return symbol("END", sym.END,new String(yytext()));}</text:p>
          </table:table-cell>
        </table:table-row>
        <table:table-row table:style-name="ro1">
          <table:table-cell office:value-type="string" calcext:value-type="string">
            <text:p>EXISTS</text:p>
          </table:table-cell>
          <table:table-cell table:formula="of:=LOWER([.A11])" office:value-type="string" office:string-value="exists" calcext:value-type="string">
            <text:p>exists</text:p>
          </table:table-cell>
          <table:table-cell table:number-columns-repeated="2"/>
          <table:table-cell office:value-type="string" calcext:value-type="string">
            <text:p><text:s/>="EXISTS"</text:p>
          </table:table-cell>
          <table:table-cell/>
          <table:table-cell table:formula="of:=COM.MICROSOFT.CONCAT(&quot;{&quot;;[.B11];&quot;}      &quot;;&quot;{if(DEBUG){System.out.printf(&quot;&quot;&quot;;[.A11];&quot; Found [%s]\n&quot;&quot;,yytext());}                     return symbol(&quot;&quot;&quot;;[.A11];&quot;&quot;&quot;, sym.&quot;;[.A11];&quot;,new String(yytext()));}&quot;)" office:value-type="string" office:string-value="{exists}      {if(DEBUG){System.out.printf(&quot;EXISTS Found [%s]\n&quot;,yytext());}                     return symbol(&quot;EXISTS&quot;, sym.EXISTS,new String(yytext()));}" calcext:value-type="string">
            <text:p>{exists} <text:s text:c="5"/>{if(DEBUG){System.out.printf("EXISTS Found [%s]\n",yytext());} <text:s text:c="20"/>return symbol("EXISTS", sym.EXISTS,new String(yytext()));}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formula="of:=LOWER([.A12])" office:value-type="string" office:string-value="from" calcext:value-type="string">
            <text:p>from</text:p>
          </table:table-cell>
          <table:table-cell table:number-columns-repeated="2"/>
          <table:table-cell office:value-type="string" calcext:value-type="string">
            <text:p><text:s/>="FROM"</text:p>
          </table:table-cell>
          <table:table-cell/>
          <table:table-cell table:formula="of:=COM.MICROSOFT.CONCAT(&quot;{&quot;;[.B12];&quot;}      &quot;;&quot;{if(DEBUG){System.out.printf(&quot;&quot;&quot;;[.A12];&quot; Found [%s]\n&quot;&quot;,yytext());}                     return symbol(&quot;&quot;&quot;;[.A12];&quot;&quot;&quot;, sym.&quot;;[.A12];&quot;,new String(yytext()));}&quot;)" office:value-type="string" office:string-value="{from}      {if(DEBUG){System.out.printf(&quot;FROM Found [%s]\n&quot;,yytext());}                     return symbol(&quot;FROM&quot;, sym.FROM,new String(yytext()));}" calcext:value-type="string">
            <text:p>{from} <text:s text:c="5"/>{if(DEBUG){System.out.printf("FROM Found [%s]\n",yytext());} <text:s text:c="20"/>return symbol("FROM", sym.FROM,new String(yytext()));}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formula="of:=LOWER([.A13])" office:value-type="string" office:string-value="group" calcext:value-type="string">
            <text:p>group</text:p>
          </table:table-cell>
          <table:table-cell table:number-columns-repeated="2"/>
          <table:table-cell office:value-type="string" calcext:value-type="string">
            <text:p><text:s/>="GROUP"</text:p>
          </table:table-cell>
          <table:table-cell/>
          <table:table-cell table:formula="of:=COM.MICROSOFT.CONCAT(&quot;{&quot;;[.B13];&quot;}      &quot;;&quot;{if(DEBUG){System.out.printf(&quot;&quot;&quot;;[.A13];&quot; Found [%s]\n&quot;&quot;,yytext());}                     return symbol(&quot;&quot;&quot;;[.A13];&quot;&quot;&quot;, sym.&quot;;[.A13];&quot;,new String(yytext()));}&quot;)" office:value-type="string" office:string-value="{group}      {if(DEBUG){System.out.printf(&quot;GROUP Found [%s]\n&quot;,yytext());}                     return symbol(&quot;GROUP&quot;, sym.GROUP,new String(yytext()));}" calcext:value-type="string">
            <text:p>{group} <text:s text:c="5"/>{if(DEBUG){System.out.printf("GROUP Found [%s]\n",yytext());} <text:s text:c="20"/>return symbol("GROUP", sym.GROUP,new String(yytext()));}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table:formula="of:=LOWER([.A14])" office:value-type="string" office:string-value="having" calcext:value-type="string">
            <text:p>having</text:p>
          </table:table-cell>
          <table:table-cell table:number-columns-repeated="2"/>
          <table:table-cell office:value-type="string" calcext:value-type="string">
            <text:p><text:s/>="HAVING"</text:p>
          </table:table-cell>
          <table:table-cell/>
          <table:table-cell table:formula="of:=COM.MICROSOFT.CONCAT(&quot;{&quot;;[.B14];&quot;}      &quot;;&quot;{if(DEBUG){System.out.printf(&quot;&quot;&quot;;[.A14];&quot; Found [%s]\n&quot;&quot;,yytext());}                     return symbol(&quot;&quot;&quot;;[.A14];&quot;&quot;&quot;, sym.&quot;;[.A14];&quot;,new String(yytext()));}&quot;)" office:value-type="string" office:string-value="{having}      {if(DEBUG){System.out.printf(&quot;HAVING Found [%s]\n&quot;,yytext());}                     return symbol(&quot;HAVING&quot;, sym.HAVING,new String(yytext()));}" calcext:value-type="string">
            <text:p>{having} <text:s text:c="5"/>{if(DEBUG){System.out.printf("HAVING Found [%s]\n",yytext());} <text:s text:c="20"/>return symbol("HAVING", sym.HAVING,new String(yytext()));}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LOWER([.A15])" office:value-type="string" office:string-value="in" calcext:value-type="string">
            <text:p>in</text:p>
          </table:table-cell>
          <table:table-cell table:number-columns-repeated="2"/>
          <table:table-cell office:value-type="string" calcext:value-type="string">
            <text:p><text:s/>="IN"</text:p>
          </table:table-cell>
          <table:table-cell/>
          <table:table-cell table:formula="of:=COM.MICROSOFT.CONCAT(&quot;{&quot;;[.B15];&quot;}      &quot;;&quot;{if(DEBUG){System.out.printf(&quot;&quot;&quot;;[.A15];&quot; Found [%s]\n&quot;&quot;,yytext());}                     return symbol(&quot;&quot;&quot;;[.A15];&quot;&quot;&quot;, sym.&quot;;[.A15];&quot;,new String(yytext()));}&quot;)" office:value-type="string" office:string-value="{in}      {if(DEBUG){System.out.printf(&quot;IN Found [%s]\n&quot;,yytext());}                     return symbol(&quot;IN&quot;, sym.IN,new String(yytext()));}" calcext:value-type="string">
            <text:p>{in} <text:s text:c="5"/>{if(DEBUG){System.out.printf("IN Found [%s]\n",yytext());} <text:s text:c="20"/>return symbol("IN", sym.IN,new String(yytext()));}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 table:formula="of:=LOWER([.A16])" office:value-type="string" office:string-value="intersect" calcext:value-type="string">
            <text:p>intersect</text:p>
          </table:table-cell>
          <table:table-cell table:number-columns-repeated="2"/>
          <table:table-cell office:value-type="string" calcext:value-type="string">
            <text:p><text:s/>="INTERSECT"</text:p>
          </table:table-cell>
          <table:table-cell/>
          <table:table-cell table:formula="of:=COM.MICROSOFT.CONCAT(&quot;{&quot;;[.B16];&quot;}      &quot;;&quot;{if(DEBUG){System.out.printf(&quot;&quot;&quot;;[.A16];&quot; Found [%s]\n&quot;&quot;,yytext());}                     return symbol(&quot;&quot;&quot;;[.A16];&quot;&quot;&quot;, sym.&quot;;[.A16];&quot;,new String(yytext()));}&quot;)" office:value-type="string" office:string-value="{intersect}      {if(DEBUG){System.out.printf(&quot;INTERSECT Found [%s]\n&quot;,yytext());}                     return symbol(&quot;INTERSECT&quot;, sym.INTERSECT,new String(yytext()));}" calcext:value-type="string">
            <text:p>{intersect} <text:s text:c="5"/>{if(DEBUG){System.out.printf("INTERSECT Found [%s]\n",yytext());} <text:s text:c="20"/>return symbol("INTERSECT", sym.INTERSECT,new String(yytext()));}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table:formula="of:=LOWER([.A17])" office:value-type="string" office:string-value="into" calcext:value-type="string">
            <text:p>into</text:p>
          </table:table-cell>
          <table:table-cell table:number-columns-repeated="2"/>
          <table:table-cell office:value-type="string" calcext:value-type="string">
            <text:p><text:s/>="INTO"</text:p>
          </table:table-cell>
          <table:table-cell/>
          <table:table-cell table:formula="of:=COM.MICROSOFT.CONCAT(&quot;{&quot;;[.B17];&quot;}      &quot;;&quot;{if(DEBUG){System.out.printf(&quot;&quot;&quot;;[.A17];&quot; Found [%s]\n&quot;&quot;,yytext());}                     return symbol(&quot;&quot;&quot;;[.A17];&quot;&quot;&quot;, sym.&quot;;[.A17];&quot;,new String(yytext()));}&quot;)" office:value-type="string" office:string-value="{into}      {if(DEBUG){System.out.printf(&quot;INTO Found [%s]\n&quot;,yytext());}                     return symbol(&quot;INTO&quot;, sym.INTO,new String(yytext()));}" calcext:value-type="string">
            <text:p>{into} <text:s text:c="5"/>{if(DEBUG){System.out.printf("INTO Found [%s]\n",yytext());} <text:s text:c="20"/>return symbol("INTO", sym.INTO,new String(yytext()));}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table:formula="of:=LOWER([.A18])" office:value-type="string" office:string-value="like" calcext:value-type="string">
            <text:p>like</text:p>
          </table:table-cell>
          <table:table-cell table:number-columns-repeated="2"/>
          <table:table-cell office:value-type="string" calcext:value-type="string">
            <text:p><text:s/>="LIKE"</text:p>
          </table:table-cell>
          <table:table-cell/>
          <table:table-cell table:formula="of:=COM.MICROSOFT.CONCAT(&quot;{&quot;;[.B18];&quot;}      &quot;;&quot;{if(DEBUG){System.out.printf(&quot;&quot;&quot;;[.A18];&quot; Found [%s]\n&quot;&quot;,yytext());}                     return symbol(&quot;&quot;&quot;;[.A18];&quot;&quot;&quot;, sym.&quot;;[.A18];&quot;,new String(yytext()));}&quot;)" office:value-type="string" office:string-value="{like}      {if(DEBUG){System.out.printf(&quot;LIKE Found [%s]\n&quot;,yytext());}                     return symbol(&quot;LIKE&quot;, sym.LIKE,new String(yytext()));}" calcext:value-type="string">
            <text:p>{like} <text:s text:c="5"/>{if(DEBUG){System.out.printf("LIKE Found [%s]\n",yytext());} <text:s text:c="20"/>return symbol("LIKE", sym.LIKE,new String(yytext()));}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LOWER([.A19])" office:value-type="string" office:string-value="max" calcext:value-type="string">
            <text:p>max</text:p>
          </table:table-cell>
          <table:table-cell table:number-columns-repeated="2"/>
          <table:table-cell office:value-type="string" calcext:value-type="string">
            <text:p><text:s/>="MAX"</text:p>
          </table:table-cell>
          <table:table-cell/>
          <table:table-cell table:formula="of:=COM.MICROSOFT.CONCAT(&quot;{&quot;;[.B19];&quot;}      &quot;;&quot;{if(DEBUG){System.out.printf(&quot;&quot;&quot;;[.A19];&quot; Found [%s]\n&quot;&quot;,yytext());}                     return symbol(&quot;&quot;&quot;;[.A19];&quot;&quot;&quot;, sym.&quot;;[.A19];&quot;,new String(yytext()));}&quot;)" office:value-type="string" office:string-value="{max}      {if(DEBUG){System.out.printf(&quot;MAX Found [%s]\n&quot;,yytext());}                     return symbol(&quot;MAX&quot;, sym.MAX,new String(yytext()));}" calcext:value-type="string">
            <text:p>{max} <text:s text:c="5"/>{if(DEBUG){System.out.printf("MAX Found [%s]\n",yytext());} <text:s text:c="20"/>return symbol("MAX", sym.MAX,new String(yytext()));}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LOWER([.A20])" office:value-type="string" office:string-value="min" calcext:value-type="string">
            <text:p>min</text:p>
          </table:table-cell>
          <table:table-cell table:number-columns-repeated="2"/>
          <table:table-cell office:value-type="string" calcext:value-type="string">
            <text:p><text:s/>="MIN"</text:p>
          </table:table-cell>
          <table:table-cell/>
          <table:table-cell table:formula="of:=COM.MICROSOFT.CONCAT(&quot;{&quot;;[.B20];&quot;}      &quot;;&quot;{if(DEBUG){System.out.printf(&quot;&quot;&quot;;[.A20];&quot; Found [%s]\n&quot;&quot;,yytext());}                     return symbol(&quot;&quot;&quot;;[.A20];&quot;&quot;&quot;, sym.&quot;;[.A20];&quot;,new String(yytext()));}&quot;)" office:value-type="string" office:string-value="{min}      {if(DEBUG){System.out.printf(&quot;MIN Found [%s]\n&quot;,yytext());}                     return symbol(&quot;MIN&quot;, sym.MIN,new String(yytext()));}" calcext:value-type="string">
            <text:p>{min} <text:s text:c="5"/>{if(DEBUG){System.out.printf("MIN Found [%s]\n",yytext());} <text:s text:c="20"/>return symbol("MIN", sym.MIN,new String(yytext()));}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table:formula="of:=LOWER([.A21])" office:value-type="string" office:string-value="minus" calcext:value-type="string">
            <text:p>minus</text:p>
          </table:table-cell>
          <table:table-cell table:number-columns-repeated="2"/>
          <table:table-cell office:value-type="string" calcext:value-type="string">
            <text:p><text:s/>="MINUS"</text:p>
          </table:table-cell>
          <table:table-cell/>
          <table:table-cell table:formula="of:=COM.MICROSOFT.CONCAT(&quot;{&quot;;[.B21];&quot;}      &quot;;&quot;{if(DEBUG){System.out.printf(&quot;&quot;&quot;;[.A21];&quot; Found [%s]\n&quot;&quot;,yytext());}                     return symbol(&quot;&quot;&quot;;[.A21];&quot;&quot;&quot;, sym.&quot;;[.A21];&quot;,new String(yytext()));}&quot;)" office:value-type="string" office:string-value="{minus}      {if(DEBUG){System.out.printf(&quot;MINUS Found [%s]\n&quot;,yytext());}                     return symbol(&quot;MINUS&quot;, sym.MINUS,new String(yytext()));}" calcext:value-type="string">
            <text:p>{minus} <text:s text:c="5"/>{if(DEBUG){System.out.printf("MINUS Found [%s]\n",yytext());} <text:s text:c="20"/>return symbol("MINUS", sym.MINUS,new String(yytext()));}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formula="of:=LOWER([.A22])" office:value-type="string" office:string-value="not" calcext:value-type="string">
            <text:p>not</text:p>
          </table:table-cell>
          <table:table-cell table:number-columns-repeated="2"/>
          <table:table-cell office:value-type="string" calcext:value-type="string">
            <text:p><text:s/>="NOT"</text:p>
          </table:table-cell>
          <table:table-cell/>
          <table:table-cell table:formula="of:=COM.MICROSOFT.CONCAT(&quot;{&quot;;[.B22];&quot;}      &quot;;&quot;{if(DEBUG){System.out.printf(&quot;&quot;&quot;;[.A22];&quot; Found [%s]\n&quot;&quot;,yytext());}                     return symbol(&quot;&quot;&quot;;[.A22];&quot;&quot;&quot;, sym.&quot;;[.A22];&quot;,new String(yytext()));}&quot;)" office:value-type="string" office:string-value="{not}      {if(DEBUG){System.out.printf(&quot;NOT Found [%s]\n&quot;,yytext());}                     return symbol(&quot;NOT&quot;, sym.NOT,new String(yytext()));}" calcext:value-type="string">
            <text:p>{not} <text:s text:c="5"/>{if(DEBUG){System.out.printf("NOT Found [%s]\n",yytext());} <text:s text:c="20"/>return symbol("NOT", sym.NOT,new String(yytext()));}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table:formula="of:=LOWER([.A23])" office:value-type="string" office:string-value="null" calcext:value-type="string">
            <text:p>null</text:p>
          </table:table-cell>
          <table:table-cell table:number-columns-repeated="2"/>
          <table:table-cell office:value-type="string" calcext:value-type="string">
            <text:p><text:s/>="NULL"</text:p>
          </table:table-cell>
          <table:table-cell/>
          <table:table-cell table:formula="of:=COM.MICROSOFT.CONCAT(&quot;{&quot;;[.B23];&quot;}      &quot;;&quot;{if(DEBUG){System.out.printf(&quot;&quot;&quot;;[.A23];&quot; Found [%s]\n&quot;&quot;,yytext());}                     return symbol(&quot;&quot;&quot;;[.A23];&quot;&quot;&quot;, sym.&quot;;[.A23];&quot;,new String(yytext()));}&quot;)" office:value-type="string" office:string-value="{null}      {if(DEBUG){System.out.printf(&quot;NULL Found [%s]\n&quot;,yytext());}                     return symbol(&quot;NULL&quot;, sym.NULL,new String(yytext()));}" calcext:value-type="string">
            <text:p>{null} <text:s text:c="5"/>{if(DEBUG){System.out.printf("NULL Found [%s]\n",yytext());} <text:s text:c="20"/>return symbol("NULL", sym.NULL,new String(yytext()));}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formula="of:=LOWER([.A24])" office:value-type="string" office:string-value="on" calcext:value-type="string">
            <text:p>on</text:p>
          </table:table-cell>
          <table:table-cell table:number-columns-repeated="2"/>
          <table:table-cell office:value-type="string" calcext:value-type="string">
            <text:p><text:s/>="ON"</text:p>
          </table:table-cell>
          <table:table-cell/>
          <table:table-cell table:formula="of:=COM.MICROSOFT.CONCAT(&quot;{&quot;;[.B24];&quot;}      &quot;;&quot;{if(DEBUG){System.out.printf(&quot;&quot;&quot;;[.A24];&quot; Found [%s]\n&quot;&quot;,yytext());}                     return symbol(&quot;&quot;&quot;;[.A24];&quot;&quot;&quot;, sym.&quot;;[.A24];&quot;,new String(yytext()));}&quot;)" office:value-type="string" office:string-value="{on}      {if(DEBUG){System.out.printf(&quot;ON Found [%s]\n&quot;,yytext());}                     return symbol(&quot;ON&quot;, sym.ON,new String(yytext()));}" calcext:value-type="string">
            <text:p>{on} <text:s text:c="5"/>{if(DEBUG){System.out.printf("ON Found [%s]\n",yytext());} <text:s text:c="20"/>return symbol("ON", sym.ON,new String(yytext()));}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formula="of:=LOWER([.A25])" office:value-type="string" office:string-value="or" calcext:value-type="string">
            <text:p>or</text:p>
          </table:table-cell>
          <table:table-cell table:number-columns-repeated="2"/>
          <table:table-cell office:value-type="string" calcext:value-type="string">
            <text:p><text:s/>="OR"</text:p>
          </table:table-cell>
          <table:table-cell/>
          <table:table-cell table:formula="of:=COM.MICROSOFT.CONCAT(&quot;{&quot;;[.B25];&quot;}      &quot;;&quot;{if(DEBUG){System.out.printf(&quot;&quot;&quot;;[.A25];&quot; Found [%s]\n&quot;&quot;,yytext());}                     return symbol(&quot;&quot;&quot;;[.A25];&quot;&quot;&quot;, sym.&quot;;[.A25];&quot;,new String(yytext()));}&quot;)" office:value-type="string" office:string-value="{or}      {if(DEBUG){System.out.printf(&quot;OR Found [%s]\n&quot;,yytext());}                     return symbol(&quot;OR&quot;, sym.OR,new String(yytext()));}" calcext:value-type="string">
            <text:p>{or} <text:s text:c="5"/>{if(DEBUG){System.out.printf("OR Found [%s]\n",yytext());} <text:s text:c="20"/>return symbol("OR", sym.OR,new String(yytext()));}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formula="of:=LOWER([.A26])" office:value-type="string" office:string-value="order" calcext:value-type="string">
            <text:p>order</text:p>
          </table:table-cell>
          <table:table-cell table:number-columns-repeated="2"/>
          <table:table-cell office:value-type="string" calcext:value-type="string">
            <text:p><text:s/>="ORDER"</text:p>
          </table:table-cell>
          <table:table-cell/>
          <table:table-cell table:formula="of:=COM.MICROSOFT.CONCAT(&quot;{&quot;;[.B26];&quot;}      &quot;;&quot;{if(DEBUG){System.out.printf(&quot;&quot;&quot;;[.A26];&quot; Found [%s]\n&quot;&quot;,yytext());}                     return symbol(&quot;&quot;&quot;;[.A26];&quot;&quot;&quot;, sym.&quot;;[.A26];&quot;,new String(yytext()));}&quot;)" office:value-type="string" office:string-value="{order}      {if(DEBUG){System.out.printf(&quot;ORDER Found [%s]\n&quot;,yytext());}                     return symbol(&quot;ORDER&quot;, sym.ORDER,new String(yytext()));}" calcext:value-type="string">
            <text:p>{order} <text:s text:c="5"/>{if(DEBUG){System.out.printf("ORDER Found [%s]\n",yytext());} <text:s text:c="20"/>return symbol("ORDER", sym.ORDER,new String(yytext()));}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formula="of:=LOWER([.A27])" office:value-type="string" office:string-value="select" calcext:value-type="string">
            <text:p>select</text:p>
          </table:table-cell>
          <table:table-cell table:number-columns-repeated="2"/>
          <table:table-cell office:value-type="string" calcext:value-type="string">
            <text:p><text:s/>="SELECT"</text:p>
          </table:table-cell>
          <table:table-cell/>
          <table:table-cell table:formula="of:=COM.MICROSOFT.CONCAT(&quot;{&quot;;[.B27];&quot;}      &quot;;&quot;{if(DEBUG){System.out.printf(&quot;&quot;&quot;;[.A27];&quot; Found [%s]\n&quot;&quot;,yytext());}                     return symbol(&quot;&quot;&quot;;[.A27];&quot;&quot;&quot;, sym.&quot;;[.A27];&quot;,new String(yytext()));}&quot;)" office:value-type="string" office:string-value="{select}      {if(DEBUG){System.out.printf(&quot;SELECT Found [%s]\n&quot;,yytext());}                     return symbol(&quot;SELECT&quot;, sym.SELECT,new String(yytext()));}" calcext:value-type="string">
            <text:p>{select} <text:s text:c="5"/>{if(DEBUG){System.out.printf("SELECT Found [%s]\n",yytext());} <text:s text:c="20"/>return symbol("SELECT", sym.SELECT,new String(yytext()));}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LOWER([.A28])" office:value-type="string" office:string-value="sum" calcext:value-type="string">
            <text:p>sum</text:p>
          </table:table-cell>
          <table:table-cell table:number-columns-repeated="2"/>
          <table:table-cell office:value-type="string" calcext:value-type="string">
            <text:p><text:s/>="SUM"</text:p>
          </table:table-cell>
          <table:table-cell/>
          <table:table-cell table:formula="of:=COM.MICROSOFT.CONCAT(&quot;{&quot;;[.B28];&quot;}      &quot;;&quot;{if(DEBUG){System.out.printf(&quot;&quot;&quot;;[.A28];&quot; Found [%s]\n&quot;&quot;,yytext());}                     return symbol(&quot;&quot;&quot;;[.A28];&quot;&quot;&quot;, sym.&quot;;[.A28];&quot;,new String(yytext()));}&quot;)" office:value-type="string" office:string-value="{sum}      {if(DEBUG){System.out.printf(&quot;SUM Found [%s]\n&quot;,yytext());}                     return symbol(&quot;SUM&quot;, sym.SUM,new String(yytext()));}" calcext:value-type="string">
            <text:p>{sum} <text:s text:c="5"/>{if(DEBUG){System.out.printf("SUM Found [%s]\n",yytext());} <text:s text:c="20"/>return symbol("SUM", sym.SUM,new String(yytext()));}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table:formula="of:=LOWER([.A29])" office:value-type="string" office:string-value="then" calcext:value-type="string">
            <text:p>then</text:p>
          </table:table-cell>
          <table:table-cell table:number-columns-repeated="2"/>
          <table:table-cell office:value-type="string" calcext:value-type="string">
            <text:p><text:s/>="THEN"</text:p>
          </table:table-cell>
          <table:table-cell/>
          <table:table-cell table:formula="of:=COM.MICROSOFT.CONCAT(&quot;{&quot;;[.B29];&quot;}      &quot;;&quot;{if(DEBUG){System.out.printf(&quot;&quot;&quot;;[.A29];&quot; Found [%s]\n&quot;&quot;,yytext());}                     return symbol(&quot;&quot;&quot;;[.A29];&quot;&quot;&quot;, sym.&quot;;[.A29];&quot;,new String(yytext()));}&quot;)" office:value-type="string" office:string-value="{then}      {if(DEBUG){System.out.printf(&quot;THEN Found [%s]\n&quot;,yytext());}                     return symbol(&quot;THEN&quot;, sym.THEN,new String(yytext()));}" calcext:value-type="string">
            <text:p>{then} <text:s text:c="5"/>{if(DEBUG){System.out.printf("THEN Found [%s]\n",yytext());} <text:s text:c="20"/>return symbol("THEN", sym.THEN,new String(yytext()));}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table:formula="of:=LOWER([.A30])" office:value-type="string" office:string-value="union" calcext:value-type="string">
            <text:p>union</text:p>
          </table:table-cell>
          <table:table-cell table:number-columns-repeated="2"/>
          <table:table-cell office:value-type="string" calcext:value-type="string">
            <text:p><text:s/>="UNION"</text:p>
          </table:table-cell>
          <table:table-cell/>
          <table:table-cell table:formula="of:=COM.MICROSOFT.CONCAT(&quot;{&quot;;[.B30];&quot;}      &quot;;&quot;{if(DEBUG){System.out.printf(&quot;&quot;&quot;;[.A30];&quot; Found [%s]\n&quot;&quot;,yytext());}                     return symbol(&quot;&quot;&quot;;[.A30];&quot;&quot;&quot;, sym.&quot;;[.A30];&quot;,new String(yytext()));}&quot;)" office:value-type="string" office:string-value="{union}      {if(DEBUG){System.out.printf(&quot;UNION Found [%s]\n&quot;,yytext());}                     return symbol(&quot;UNION&quot;, sym.UNION,new String(yytext()));}" calcext:value-type="string">
            <text:p>{union} <text:s text:c="5"/>{if(DEBUG){System.out.printf("UNION Found [%s]\n",yytext());} <text:s text:c="20"/>return symbol("UNION", sym.UNION,new String(yytext()));}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table:formula="of:=LOWER([.A31])" office:value-type="string" office:string-value="when" calcext:value-type="string">
            <text:p>when</text:p>
          </table:table-cell>
          <table:table-cell table:number-columns-repeated="2"/>
          <table:table-cell office:value-type="string" calcext:value-type="string">
            <text:p><text:s/>="WHEN"</text:p>
          </table:table-cell>
          <table:table-cell/>
          <table:table-cell table:formula="of:=COM.MICROSOFT.CONCAT(&quot;{&quot;;[.B31];&quot;}      &quot;;&quot;{if(DEBUG){System.out.printf(&quot;&quot;&quot;;[.A31];&quot; Found [%s]\n&quot;&quot;,yytext());}                     return symbol(&quot;&quot;&quot;;[.A31];&quot;&quot;&quot;, sym.&quot;;[.A31];&quot;,new String(yytext()));}&quot;)" office:value-type="string" office:string-value="{when}      {if(DEBUG){System.out.printf(&quot;WHEN Found [%s]\n&quot;,yytext());}                     return symbol(&quot;WHEN&quot;, sym.WHEN,new String(yytext()));}" calcext:value-type="string">
            <text:p>{when} <text:s text:c="5"/>{if(DEBUG){System.out.printf("WHEN Found [%s]\n",yytext());} <text:s text:c="20"/>return symbol("WHEN", sym.WHEN,new String(yytext()));}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table:formula="of:=LOWER([.A32])" office:value-type="string" office:string-value="where" calcext:value-type="string">
            <text:p>where</text:p>
          </table:table-cell>
          <table:table-cell table:number-columns-repeated="2"/>
          <table:table-cell office:value-type="string" calcext:value-type="string">
            <text:p><text:s/>="WHERE"</text:p>
          </table:table-cell>
          <table:table-cell/>
          <table:table-cell table:formula="of:=COM.MICROSOFT.CONCAT(&quot;{&quot;;[.B32];&quot;}      &quot;;&quot;{if(DEBUG){System.out.printf(&quot;&quot;&quot;;[.A32];&quot; Found [%s]\n&quot;&quot;,yytext());}                     return symbol(&quot;&quot;&quot;;[.A32];&quot;&quot;&quot;, sym.&quot;;[.A32];&quot;,new String(yytext()));}&quot;)" office:value-type="string" office:string-value="{where}      {if(DEBUG){System.out.printf(&quot;WHERE Found [%s]\n&quot;,yytext());}                     return symbol(&quot;WHERE&quot;, sym.WHERE,new String(yytext()));}" calcext:value-type="string">
            <text:p>{where} <text:s text:c="5"/>{if(DEBUG){System.out.printf("WHERE Found [%s]\n",yytext());} <text:s text:c="20"/>return symbol("WHERE", sym.WHERE,new String(yytext()));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10:05:42.252708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0:05:45.558643718</meta:creation-date>
    <meta:editing-duration>PT2M25S</meta:editing-duration>
    <meta:editing-cycles>2</meta:editing-cycles>
    <meta:generator>LibreOffice/5.3.3.2$Linux_X86_64 LibreOffice_project/30m0$Build-2</meta:generator>
    <dc:date>2017-06-22T10:24:28.230633575</dc:date>
    <meta:document-statistic meta:table-count="1" meta:cell-count="128" meta:object-count="0"/>
  </office:meta>
</office:document-meta>
</file>